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b760" officeooo:paragraph-rsid="0018b760"/>
    </style:style>
    <style:style style:name="P2" style:family="paragraph" style:parent-style-name="Standard">
      <style:paragraph-properties fo:text-align="start" style:justify-single-word="false"/>
      <style:text-properties officeooo:rsid="002b356c" officeooo:paragraph-rsid="0018b76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b356c" officeooo:paragraph-rsid="0018b760" style:font-weight-asian="bold" style:font-weight-complex="bold"/>
    </style:style>
    <style:style style:name="T1" style:family="text"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mplementation of Asynchronous Parallel Push-Relabel Algorithm for Maximum Network Flow and Performance Analysis on Intel-Xeon Architecture. <text:s/></text:span></text:p>
      <text:p text:style-name="P2"/>
      <text:p text:style-name="P1">“The free performance-lunch is over”- Herb Sutter</text:p>
      <text:p text:style-name="P1"/>
      <text:p text:style-name="P1">Since 2005, We have been realizing that the serial processing speed in a micro-processor was reaching its limit. Since then, software developers are forced to develop massively parallel programs to make use of this multi-processor environment. Accepting the notion, we have developed an implementation of a multi-threaded graph algorithm called the push-relabel algorithm to find maximum flow. Performance of the algorithm was studied on the Intel Xeon micro-processor. An insight on developing parallel high-performance implementation on a state of the art processor is discussed in the paper. </text:p>
      <text:p text:style-name="P1"/>
      <text:p text:style-name="P1">We live in a life and age where data storage and retrieval has become an arduous and crucial computational challenge. State of the art databases store data in the form of graphs. A graph is a <text:s/>collection of objects (nodes) connected to one another by edges, <text:s/>typically edges represent the relation between the pair of objects it connects. A graph can be visualized as a network of pipes(edges) which carry water between multiple reservoirs(nodes). Graph algorithms use a lot of computational resources and since the advent of multi-processor systems <text:s/>graph algorithms are implemented to work in parallel across many multiple processor-cores in a computer. The objective of the research is to implement an algorithm and tune its performance upon the underlying hardware. The implemented algorithm is an asynchronous parallel version of the popular push-relabel algorithm to find max-flow in a given input graph. Max-flow problem helps us find the maximum amount of commodity(water) that can go from one point to another in a given network-flow graph. The algorithm finds max-flow with O(|V|2|E|) operations, where V is the number of nodes and E is the number of edges in a given input graph. The algorithm is implemented using C++ and POSIX threads. The performance data was collected using profiling tools. The performance of the implementation on an <text:s/>Intel Xeon processor is studied, we have suggested and incorporated various performance enhancement schemes. The novelty of the implemented algorithm is that it has no global-synchronization points. If we set up <text:s/>the infrastructure for each of the cores in the processor, the inter-core interaction is very minimum. Inter-core communication is a time consuming process and minimizing it will reduce the execution time. Bottleneck in performance was found to be due to imbalance in work-load between different cores in the processor, hence a work sharing strategy was suggested taking the underlying hardware into consideration. Additionally we have implemented a heuristic to reduce the total number of operations in the execution of our algorithm. Experiments show that the entire implementation(main algorithm ,the heuristic and the work-sharing strategy) exhibits better scalability and faster execution speed than other contemporary parallel push relabel algorithms. Max-flow problem has its applications in many areas like computer networks, bio-informatics and data storage.These days, performance of software is equally dependent on both hardware resources and it's utilization by the software developer. Mobile Routing algorithms that work on real-time data can use the discussed techniques to optimize the use of hardware resources and thereby deliver higher user satisfa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3:46:13.486967023</meta:creation-date>
    <dc:date>2016-02-16T23:47:15.456501626</dc:date>
    <meta:editing-duration>P0D</meta:editing-duration>
    <meta:editing-cycles>1</meta:editing-cycles>
    <meta:document-statistic meta:table-count="0" meta:image-count="0" meta:object-count="0" meta:page-count="1" meta:paragraph-count="4" meta:word-count="524" meta:character-count="3524" meta:non-whitespace-character-count="2996"/>
    <meta:generator>LibreOffice/4.2.8.2$Linux_X86_64 LibreOffice_project/420m0$Build-2</meta:generator>
  </office:meta>
</office:document-meta>
</file>